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ゴシック Medium" svg:font-family="'游ゴシック Medium'" style:font-adornments="Regular" style:font-family-generic="modern" style:font-pitch="variable"/>
    <style:font-face style:name="游ゴシック Medium1" svg:font-family="'游ゴシック Medium'" style:font-family-generic="modern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62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游ゴシック Medium" style:font-name-asian="游ゴシック Medium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游ゴシック Medium" style:font-name-asian="游ゴシック Medium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10" style:family="table-cell" style:parent-style-name="Default">
      <style:table-cell-properties fo:border-bottom="none" fo:background-color="#eeeeee" fo:border-left="0.74pt solid #000000" fo:border-right="none" fo:border-top="none"/>
      <style:text-properties style:font-name="游ゴシック Medium" fo:font-size="9pt" style:font-name-asian="游ゴシック Medium" style:font-size-asian="9pt" style:font-size-complex="9pt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style:font-name="游ゴシック Medium" fo:font-size="9pt" style:font-name-asian="游ゴシック Medium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39" style:family="table-cell" style:parent-style-name="Default">
      <style:table-cell-properties fo:background-color="transparent"/>
      <style:text-properties style:font-name="游ゴシック Medium1" fo:font-style="italic" style:font-name-asian="游ゴシック Medium" style:font-style-asian="italic" style:font-style-complex="italic"/>
    </style:style>
    <style:style style:name="ce16" style:family="table-cell" style:parent-style-name="Default">
      <style:table-cell-properties fo:border-bottom="none" fo:background-color="#eeeeee" fo:border-left="none" fo:border-right="none" fo:border-top="0.74pt solid #000000"/>
      <style:text-properties style:font-name="Gentium Basic" style:font-name-asian="Gentium Basic"/>
    </style:style>
    <style:style style:name="ce17" style:family="table-cell" style:parent-style-name="Default">
      <style:table-cell-properties fo:background-color="#eeeeee"/>
      <style:text-properties style:font-name="Gentium Basic" style:font-name-asian="Gentium Basic"/>
    </style:style>
    <style:style style:name="ce18" style:family="table-cell" style:parent-style-name="Default">
      <style:table-cell-properties fo:background-color="#eeeeee" fo:border="none"/>
      <style:text-properties style:font-name="Gentium Basic" style:font-name-asian="Gentium Basic"/>
    </style:style>
    <style:style style:name="ce19" style:family="table-cell" style:parent-style-name="Default">
      <style:text-properties style:font-name="Gentium Basic" style:font-name-asian="Gentium Basic"/>
    </style:style>
    <style:style style:name="ce20" style:family="table-cell" style:parent-style-name="Default">
      <style:table-cell-properties fo:background-color="transparent" fo:border="none"/>
      <style:text-properties style:font-name="Gentium Basic" style:font-name-asian="Gentium Basic"/>
    </style:style>
    <style:style style:name="ce2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Gentium Basic" style:font-name-asian="Gentium Basic"/>
    </style:style>
    <style:style style:name="ce22" style:family="table-cell" style:parent-style-name="Default">
      <style:table-cell-properties fo:border-bottom="none" fo:background-color="#eeeeee" fo:border-left="none" fo:border-right="0.74pt solid #000000" fo:border-top="0.74pt solid #000000"/>
      <style:text-properties style:font-name="Gentium Basic" style:font-name-asian="Gentium Basic"/>
    </style:style>
    <style:style style:name="ce23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Gentium Basic" style:font-name-asian="Gentium Basic"/>
    </style:style>
    <style:style style:name="ce24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Gentium Basic" style:font-name-asian="Gentium Basic"/>
    </style:style>
    <style:style style:name="ce25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style:font-name="Gentium Basic" style:font-name-asian="Gentium Basic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29" style:family="table-cell" style:parent-style-name="Default">
      <style:text-properties style:font-name="游ゴシック Medium" fo:font-size="9pt" style:font-name-asian="游ゴシック Medium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style:font-name="Gentium Basic" style:font-name-asian="游ゴシック Medium"/>
    </style:style>
    <style:style style:name="ce31" style:family="table-cell" style:parent-style-name="Default">
      <style:table-cell-properties fo:border="none"/>
      <style:text-properties style:font-name="Gentium Basic" style:font-name-asian="Gentium Basic"/>
    </style:style>
    <style:style style:name="ce32" style:family="table-cell" style:parent-style-name="Default">
      <style:table-cell-properties fo:background-color="#eeeeee" fo:border="none"/>
      <style:text-properties style:font-name="Courier New" style:font-name-asian="Gentium Basic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Gentium Basic" style:font-name-asian="Gentium Basic"/>
    </style:style>
    <style:style style:name="ce34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Courier New" style:font-name-asian="Gentium Basic"/>
    </style:style>
    <style:style style:name="ce35" style:family="table-cell" style:parent-style-name="Default">
      <style:text-properties style:font-name-asian="游ゴシック Mediu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Gentium Basi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Gentium Bas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游ゴシック Medium" style:font-size-asian="8pt" style:font-size-complex="8pt"/>
    </style:style>
    <style:style style:name="T3" style:family="text">
      <style:text-properties style:font-name="Gentium Bas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Gentium Basic" style:font-size-asian="10pt" style:font-size-complex="10pt"/>
    </style:style>
    <style:style style:name="T4" style:family="text">
      <style:text-properties fo:font-size="8pt" style:font-name-asian="游ゴシック Medium" style:font-size-asian="8pt" style:font-size-complex="8pt"/>
    </style:style>
    <style:style style:name="T5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Gentium Bas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游ゴシック" style:font-size-asian="10pt" style:font-size-complex="10pt"/>
    </style:style>
    <style:style style:name="T7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Gentium Basic"/>
    </style:style>
    <style:style style:name="T8" style:family="text">
      <style:text-properties style:font-name="Gentium Basic"/>
    </style:style>
    <style:style style:name="T9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 Medium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ja" style:country-asian="JP" style:language-complex="hi" style:country-complex="IN" style:font-name-asian="游ゴシック Medium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style:font-name="游ゴシック Medium" fo:font-style="italic" style:font-style-asian="italic" style:font-style-complex="italic"/>
    </style:style>
    <style:style style:name="T1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/>
    </style:style>
    <style:style style:name="T13" style:family="tex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ce28"/>
        <table:table-column table:style-name="co5" table:number-columns-repeated="4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2"/>
          <table:table-cell table:style-name="ce39" office:value-type="string" calcext:value-type="string">
            <text:p>sg.</text:p>
          </table:table-cell>
          <table:table-cell table:style-name="ce39" office:value-type="string" calcext:value-type="string">
            <text:p>pl.</text:p>
          </table:table-cell>
          <table:table-cell table:style-name="ce26"/>
          <table:table-cell table:style-name="ce30" office:value-type="string" calcext:value-type="string">
            <text:p><text:span text:style-name="T9">男性 </text:span><text:span text:style-name="T10">sg.</text:span></text:p>
          </table:table-cell>
          <table:table-cell table:style-name="ce30" office:value-type="string" calcext:value-type="string">
            <text:p><text:span text:style-name="T9">女性 </text:span><text:span text:style-name="T10">sg.</text:span></text:p>
          </table:table-cell>
          <table:table-cell table:style-name="ce30" office:value-type="string" calcext:value-type="string">
            <text:p><text:span text:style-name="T9">中性 </text:span><text:span text:style-name="T10">sg.</text:span></text:p>
          </table:table-cell>
          <table:table-cell table:style-name="ce30" office:value-type="string" calcext:value-type="string">
            <text:p><text:span text:style-name="T9">男・女・中 </text:span><text:span text:style-name="T10">pl.</text:span></text:p>
          </table:table-cell>
          <table:table-cell table:style-name="ce35" table:number-columns-repeated="1015"/>
        </table:table-row>
        <table:table-row table:style-name="ro1">
          <table:table-cell table:style-name="ce8" office:value-type="string" calcext:value-type="string">
            <text:p>1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<text:span text:style-name="T1">ich (</text:span><text:span text:style-name="T2">所</text:span><text:span text:style-name="T3">)</text:span>mein-</text:p>
          </table:table-cell>
          <table:table-cell table:style-name="ce16" office:value-type="string" calcext:value-type="string">
            <text:p><text:span text:style-name="T1">wir (</text:span><text:span text:style-name="T2">所</text:span><text:span text:style-name="T3">)</text:span>unser-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<text:span text:style-name="T1">er (</text:span><text:span text:style-name="T2">所</text:span><text:span text:style-name="T3">)</text:span>sein-</text:p>
          </table:table-cell>
          <table:table-cell table:style-name="ce16" office:value-type="string" calcext:value-type="string">
            <text:p><text:span text:style-name="T1">sie (</text:span><text:span text:style-name="T2">所</text:span><text:span text:style-name="T3">)</text:span>ihr-</text:p>
          </table:table-cell>
          <table:table-cell table:style-name="ce16" office:value-type="string" calcext:value-type="string">
            <text:p><text:span text:style-name="T1">es (</text:span><text:span text:style-name="T2">所</text:span><text:span text:style-name="T3">)</text:span>sein-</text:p>
          </table:table-cell>
          <table:table-cell table:style-name="ce22" office:value-type="string" calcext:value-type="string">
            <text:p><text:span text:style-name="T1">sie (</text:span><text:span text:style-name="T2">所</text:span><text:span text:style-name="T3">)</text:span>ihr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が)</text:p>
          </table:table-cell>
          <table:table-cell table:style-name="ce10"/>
          <table:table-cell table:style-name="ce17"/>
          <table:table-cell table:style-name="ce18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r</text:p>
          </table:table-cell>
          <table:table-cell table:style-name="ce20" office:value-type="string" calcext:value-type="string">
            <text:p>die</text:p>
          </table:table-cell>
          <table:table-cell table:style-name="ce20" office:value-type="string" calcext:value-type="string">
            <text:p>das</text:p>
          </table:table-cell>
          <table:table-cell table:style-name="ce24" office:value-type="string" calcext:value-type="string">
            <text:p>di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<text:span text:style-name="T1">du (</text:span><text:span text:style-name="T2">所</text:span><text:span text:style-name="T3">)</text:span>dein-</text:p>
          </table:table-cell>
          <table:table-cell table:style-name="ce18" office:value-type="string" calcext:value-type="string">
            <text:p><text:span text:style-name="T1">ihr (</text:span><text:span text:style-name="T2">所</text:span><text:span text:style-name="T3">)</text:span>euer-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welch-er</text:p>
          </table:table-cell>
          <table:table-cell table:style-name="ce20" office:value-type="string" calcext:value-type="string">
            <text:p>welch-e</text:p>
          </table:table-cell>
          <table:table-cell table:style-name="ce20" office:value-type="string" calcext:value-type="string">
            <text:p>welch-es</text:p>
          </table:table-cell>
          <table:table-cell table:style-name="ce24" office:value-type="string" calcext:value-type="string">
            <text:p>welch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style-name="ce18" office:value-type="string" calcext:value-type="string">
            <text:p>Sie (<text:span text:style-name="T4">所</text:span>)Ihr-</text:p>
          </table:table-cell>
          <table:table-cell table:style-name="ce18" office:value-type="string" calcext:value-type="string">
            <text:p><text:span text:style-name="T1">Sie (</text:span><text:span text:style-name="T2">所</text:span><text:span text:style-name="T3">)</text:span>Ihr-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r</text:p>
          </table:table-cell>
          <table:table-cell table:style-name="ce18" office:value-type="string" calcext:value-type="string">
            <text:p>solch-e</text:p>
          </table:table-cell>
          <table:table-cell table:style-name="ce18" office:value-type="string" calcext:value-type="string">
            <text:p>solch-es</text:p>
          </table:table-cell>
          <table:table-cell table:style-name="ce23" office:value-type="string" calcext:value-type="string">
            <text:p>solch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er-∅</text:p>
          </table:table-cell>
          <table:table-cell table:style-name="ce18" office:value-type="string" calcext:value-type="string">
            <text:p>uns[e]r-e</text:p>
          </table:table-cell>
          <table:table-cell table:style-name="ce18" office:value-type="string" calcext:value-type="string">
            <text:p>unser-∅</text:p>
          </table:table-cell>
          <table:table-cell table:style-name="ce23" office:value-type="string" calcext:value-type="string">
            <text:p>uns[e]r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<text:span text:style-name="T1">(</text:span><text:span text:style-name="T2">誰</text:span><text:span text:style-name="T3">)</text:span>wer</text:p>
          </table:table-cell>
          <table:table-cell table:style-name="ce20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r / all-er</text:p>
          </table:table-cell>
          <table:table-cell table:style-name="ce20" office:value-type="string" calcext:value-type="string">
            <text:p>ein-e / all-e</text:p>
          </table:table-cell>
          <table:table-cell table:style-name="ce20" office:value-type="string" calcext:value-type="string">
            <text:p>ein-[e]s / all-es</text:p>
          </table:table-cell>
          <table:table-cell table:style-name="ce24" office:value-type="string" calcext:value-type="string">
            <text:p>welch-e / all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was</text:p>
          </table:table-cell>
          <table:table-cell table:style-name="ce20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r-jenig-e</text:p>
          </table:table-cell>
          <table:table-cell table:style-name="ce31" office:value-type="string" calcext:value-type="string">
            <text:p>die-jenig-e</text:p>
          </table:table-cell>
          <table:table-cell table:style-name="ce31" office:value-type="string" calcext:value-type="string">
            <text:p>das-jenig-e</text:p>
          </table:table-cell>
          <table:table-cell table:style-name="ce33" office:value-type="string" calcext:value-type="string">
            <text:p>die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3"/>der klein-e <text:s text:c="3"/>Stein</text:p>
          </table:table-cell>
          <table:table-cell table:style-name="ce32" office:value-type="string" calcext:value-type="string">
            <text:p><text:s text:c="3"/>die <text:s text:c="2"/>rein-e <text:s/>Vernunft</text:p>
          </table:table-cell>
          <table:table-cell table:style-name="ce32" office:value-type="string" calcext:value-type="string">
            <text:p><text:s text:c="3"/>das deutsch-e Volk</text:p>
          </table:table-cell>
          <table:table-cell table:style-name="ce34" office:value-type="string" calcext:value-type="string">
            <text:p><text:s text:c="4"/>die gemein-en <text:s/>Ärz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man</text:p>
          </table:table-cell>
          <table:table-cell table:style-name="ce20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pan text:style-name="T11"> ein-</text:span><text:span text:style-name="T12">Ø</text:span><text:span text:style-name="T13"> </text:span>heiß-er Dienstag</text:p>
          </table:table-cell>
          <table:table-cell table:style-name="ce32" office:value-type="string" calcext:value-type="string">
            <text:p><text:s/>ein-e defekt-e Glühbirne</text:p>
          </table:table-cell>
          <table:table-cell table:style-name="ce32" office:value-type="string" calcext:value-type="string">
            <text:p><text:span text:style-name="T11"> ein-</text:span><text:span text:style-name="T12">Ø</text:span><text:span text:style-name="T13">   </text:span>grün-es Blatt</text:p>
          </table:table-cell>
          <table:table-cell table:style-name="ce34" office:value-type="string" calcext:value-type="string">
            <text:p><text:s/>mein-e <text:s text:c="2"/>viel-en Büch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</text:p>
          </table:table-cell>
          <table:table-cell table:style-name="ce20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7"/>weiß-er <text:s text:c="4"/>Wein</text:p>
          </table:table-cell>
          <table:table-cell table:style-name="ce32" office:value-type="string" calcext:value-type="string">
            <text:p><text:s text:c="7"/>frisch-e <text:s text:c="4"/>Milch</text:p>
          </table:table-cell>
          <table:table-cell table:style-name="ce32" office:value-type="string" calcext:value-type="string">
            <text:p><text:s text:c="9"/>saur-es Bier</text:p>
          </table:table-cell>
          <table:table-cell table:style-name="ce34" office:value-type="string" calcext:value-type="string">
            <text:p><text:s text:c="10"/>schön-e Häus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誰でも </text:p>
          </table:table-cell>
          <table:table-cell table:style-name="ce20" office:value-type="string" calcext:value-type="string">
            <text:p>jedermann</text:p>
          </table:table-cell>
          <table:table-cell table:style-name="ce20"/>
          <table:table-cell table:style-name="ce13" office:value-type="string" calcext:value-type="string">
            <text:p>男性弱変化 </text:p>
          </table:table-cell>
          <table:table-cell table:style-name="ce20" office:value-type="string" calcext:value-type="string">
            <text:p>der Kunde</text:p>
          </table:table-cell>
          <table:table-cell table:style-name="ce20" table:number-columns-repeated="2"/>
          <table:table-cell table:style-name="ce24" office:value-type="string" calcext:value-type="string">
            <text:p>die Kunde-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2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meiner</text:p>
          </table:table-cell>
          <table:table-cell table:style-name="ce16" office:value-type="string" calcext:value-type="string">
            <text:p>unser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seiner</text:p>
          </table:table-cell>
          <table:table-cell table:style-name="ce16" office:value-type="string" calcext:value-type="string">
            <text:p>ihrer</text:p>
          </table:table-cell>
          <table:table-cell table:style-name="ce16" office:value-type="string" calcext:value-type="string">
            <text:p>seiner</text:p>
          </table:table-cell>
          <table:table-cell table:style-name="ce22" office:value-type="string" calcext:value-type="string">
            <text:p>ihrer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の)</text:p>
          </table:table-cell>
          <table:table-cell table:style-name="ce10"/>
          <table:table-cell table:style-name="ce17"/>
          <table:table-cell table:style-name="ce18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s-sen</text:p>
          </table:table-cell>
          <table:table-cell table:style-name="ce20" office:value-type="string" calcext:value-type="string">
            <text:p>der-en</text:p>
          </table:table-cell>
          <table:table-cell table:style-name="ce20" office:value-type="string" calcext:value-type="string">
            <text:p>des-sen</text:p>
          </table:table-cell>
          <table:table-cell table:style-name="ce24" office:value-type="string" calcext:value-type="string">
            <text:p>der-en,[der-er]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deiner</text:p>
          </table:table-cell>
          <table:table-cell table:style-name="ce18" office:value-type="string" calcext:value-type="string">
            <text:p>euer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[des-sen]</text:p>
          </table:table-cell>
          <table:table-cell table:style-name="ce20" office:value-type="string" calcext:value-type="string">
            <text:p>[der-en]</text:p>
          </table:table-cell>
          <table:table-cell table:style-name="ce20" office:value-type="string" calcext:value-type="string">
            <text:p>[des-sen]</text:p>
          </table:table-cell>
          <table:table-cell table:style-name="ce24" office:value-type="string" calcext:value-type="string">
            <text:p>[der-en]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number-columns-repeated="2" table:style-name="ce18" office:value-type="string" calcext:value-type="string">
            <text:p>Ihrer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s</text:p>
          </table:table-cell>
          <table:table-cell table:style-name="ce18" office:value-type="string" calcext:value-type="string">
            <text:p>solch-er</text:p>
          </table:table-cell>
          <table:table-cell table:style-name="ce18" office:value-type="string" calcext:value-type="string">
            <text:p>solch-es</text:p>
          </table:table-cell>
          <table:table-cell table:style-name="ce23" office:value-type="string" calcext:value-type="string">
            <text:p>solch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[e]r-es</text:p>
          </table:table-cell>
          <table:table-cell table:style-name="ce18" office:value-type="string" calcext:value-type="string">
            <text:p>uns[e]r-er</text:p>
          </table:table-cell>
          <table:table-cell table:style-name="ce18" office:value-type="string" calcext:value-type="string">
            <text:p>uns[e]r-es</text:p>
          </table:table-cell>
          <table:table-cell table:style-name="ce23" office:value-type="string" calcext:value-type="string">
            <text:p>uns[e]r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<text:span text:style-name="T1">(</text:span><text:span text:style-name="T2">誰</text:span><text:span text:style-name="T3">)</text:span>wes-sen</text:p>
          </table:table-cell>
          <table:table-cell table:style-name="ce20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s / all-es,[all-en]</text:p>
          </table:table-cell>
          <table:table-cell table:style-name="ce20" office:value-type="string" calcext:value-type="string">
            <text:p>ein-er / all-er</text:p>
          </table:table-cell>
          <table:table-cell table:style-name="ce20" office:value-type="string" calcext:value-type="string">
            <text:p>ein-es / all-es,[all-en]</text:p>
          </table:table-cell>
          <table:table-cell table:style-name="ce24" office:value-type="string" calcext:value-type="string">
            <text:p>welch-er / all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wes-sen</text:p>
          </table:table-cell>
          <table:table-cell table:style-name="ce20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s-jenig-en</text:p>
          </table:table-cell>
          <table:table-cell table:style-name="ce31" office:value-type="string" calcext:value-type="string">
            <text:p>der-jenig-en</text:p>
          </table:table-cell>
          <table:table-cell table:style-name="ce31" office:value-type="string" calcext:value-type="string">
            <text:p>des-jenig-en</text:p>
          </table:table-cell>
          <table:table-cell table:style-name="ce33" office:value-type="string" calcext:value-type="string">
            <text:p>der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4"/>des klein-en <text:s text:c="3"/>Stein-[e]s</text:p>
          </table:table-cell>
          <table:table-cell table:style-name="ce32" office:value-type="string" calcext:value-type="string">
            <text:p><text:s text:c="4"/>der <text:s text:c="2"/>rein-en <text:s/>Vernunft</text:p>
          </table:table-cell>
          <table:table-cell table:style-name="ce32" office:value-type="string" calcext:value-type="string">
            <text:p><text:s text:c="4"/>des deutsch-en <text:s/>Volk-[e]s</text:p>
          </table:table-cell>
          <table:table-cell table:style-name="ce34" office:value-type="string" calcext:value-type="string">
            <text:p><text:s text:c="5"/>der gemein-en <text:s/>Ärz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[ein-es]</text:p>
          </table:table-cell>
          <table:table-cell table:style-name="ce20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/>ein-es <text:s/>heiß-en Dienstag-[e]s</text:p>
          </table:table-cell>
          <table:table-cell table:style-name="ce32" office:value-type="string" calcext:value-type="string">
            <text:p><text:s/>ein-er defekt-en Glühbirne</text:p>
          </table:table-cell>
          <table:table-cell table:style-name="ce32" office:value-type="string" calcext:value-type="string">
            <text:p><text:s/>ein-es <text:s text:c="3"/>grün-en Blatt-[e]s</text:p>
          </table:table-cell>
          <table:table-cell table:style-name="ce34" office:value-type="string" calcext:value-type="string">
            <text:p><text:s/>mein-er <text:s text:c="2"/>viel-en Büch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-[e]s</text:p>
          </table:table-cell>
          <table:table-cell table:style-name="ce20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9"/>weiß-en <text:s text:c="4"/>Wein-[e]s</text:p>
          </table:table-cell>
          <table:table-cell table:style-name="ce32" office:value-type="string" calcext:value-type="string">
            <text:p><text:s text:c="8"/>frisch-er <text:s text:c="4"/>Milch</text:p>
          </table:table-cell>
          <table:table-cell table:style-name="ce32" office:value-type="string" calcext:value-type="string">
            <text:p><text:s text:c="11"/>saur-en <text:s/>Bier-[e]s</text:p>
          </table:table-cell>
          <table:table-cell table:style-name="ce34" office:value-type="string" calcext:value-type="string">
            <text:p><text:s text:c="10"/>schön-er Häus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誰でも </text:p>
          </table:table-cell>
          <table:table-cell table:style-name="ce21" office:value-type="string" calcext:value-type="string">
            <text:p>jedermann-s</text:p>
          </table:table-cell>
          <table:table-cell table:style-name="ce21"/>
          <table:table-cell table:style-name="ce13" office:value-type="string" calcext:value-type="string">
            <text:p>男性弱変化 </text:p>
          </table:table-cell>
          <table:table-cell table:style-name="ce21" office:value-type="string" calcext:value-type="string">
            <text:p>des Kunde-n</text:p>
          </table:table-cell>
          <table:table-cell table:style-name="ce21" table:number-columns-repeated="2"/>
          <table:table-cell table:style-name="ce25" office:value-type="string" calcext:value-type="string">
            <text:p>der Kunde-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3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<text:span text:style-name="T5">mir </text:span><text:span text:style-name="T7">(</text:span><text:span text:style-name="T2">再</text:span><text:span text:style-name="T3">)</text:span><text:span text:style-name="T8">mir</text:span></text:p>
          </table:table-cell>
          <table:table-cell table:style-name="ce16" office:value-type="string" calcext:value-type="string">
            <text:p><text:span text:style-name="T5">uns </text:span><text:span text:style-name="T7">(</text:span><text:span text:style-name="T2">再</text:span><text:span text:style-name="T3">)</text:span><text:span text:style-name="T8">uns</text:span>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ihm (<text:span text:style-name="T4">再</text:span>)sich</text:p>
          </table:table-cell>
          <table:table-cell table:style-name="ce16" office:value-type="string" calcext:value-type="string">
            <text:p><text:span text:style-name="T1">ihr (</text:span><text:span text:style-name="T2">再</text:span><text:span text:style-name="T3">)</text:span>sich</text:p>
          </table:table-cell>
          <table:table-cell table:style-name="ce16" office:value-type="string" calcext:value-type="string">
            <text:p><text:span text:style-name="T1">ihm (</text:span><text:span text:style-name="T2">再</text:span><text:span text:style-name="T3">)</text:span>sich</text:p>
          </table:table-cell>
          <table:table-cell table:style-name="ce22" office:value-type="string" calcext:value-type="string">
            <text:p><text:span text:style-name="T1">ihnen (</text:span><text:span text:style-name="T2">再</text:span><text:span text:style-name="T3">)</text:span>sich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に)</text:p>
          </table:table-cell>
          <table:table-cell table:style-name="ce10"/>
          <table:table-cell table:style-name="ce17"/>
          <table:table-cell table:style-name="ce18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m</text:p>
          </table:table-cell>
          <table:table-cell table:style-name="ce20" office:value-type="string" calcext:value-type="string">
            <text:p>der</text:p>
          </table:table-cell>
          <table:table-cell table:style-name="ce20" office:value-type="string" calcext:value-type="string">
            <text:p>dem</text:p>
          </table:table-cell>
          <table:table-cell table:style-name="ce24" office:value-type="string" calcext:value-type="string">
            <text:p>den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<text:span text:style-name="T5">dir </text:span><text:span text:style-name="T7">(</text:span><text:span text:style-name="T2">再</text:span><text:span text:style-name="T3">)</text:span><text:span text:style-name="T8">dir</text:span></text:p>
          </table:table-cell>
          <table:table-cell table:style-name="ce18" office:value-type="string" calcext:value-type="string">
            <text:p><text:span text:style-name="T5">euch </text:span><text:span text:style-name="T7">(</text:span><text:span text:style-name="T2">再</text:span><text:span text:style-name="T3">)</text:span><text:span text:style-name="T8">euch</text:span>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welch-em</text:p>
          </table:table-cell>
          <table:table-cell table:style-name="ce20" office:value-type="string" calcext:value-type="string">
            <text:p>welch-er</text:p>
          </table:table-cell>
          <table:table-cell table:style-name="ce20" office:value-type="string" calcext:value-type="string">
            <text:p>welch-em</text:p>
          </table:table-cell>
          <table:table-cell table:style-name="ce24" office:value-type="string" calcext:value-type="string">
            <text:p>welch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style-name="ce18" office:value-type="string" calcext:value-type="string">
            <text:p><text:span text:style-name="T5">Ihnen </text:span><text:span text:style-name="T7">(</text:span><text:span text:style-name="T2">再</text:span><text:span text:style-name="T3">)</text:span><text:span text:style-name="T8">sich</text:span></text:p>
          </table:table-cell>
          <table:table-cell table:style-name="ce18" office:value-type="string" calcext:value-type="string">
            <text:p><text:span text:style-name="T5">Ihnen </text:span><text:span text:style-name="T7">(</text:span><text:span text:style-name="T2">再</text:span><text:span text:style-name="T3">)</text:span><text:span text:style-name="T8">sich</text:span>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m</text:p>
          </table:table-cell>
          <table:table-cell table:style-name="ce18" office:value-type="string" calcext:value-type="string">
            <text:p>solch-er</text:p>
          </table:table-cell>
          <table:table-cell table:style-name="ce18" office:value-type="string" calcext:value-type="string">
            <text:p>solch-em</text:p>
          </table:table-cell>
          <table:table-cell table:style-name="ce23" office:value-type="string" calcext:value-type="string">
            <text:p>solch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[e]r-em</text:p>
          </table:table-cell>
          <table:table-cell table:style-name="ce18" office:value-type="string" calcext:value-type="string">
            <text:p>uns[e]r-er</text:p>
          </table:table-cell>
          <table:table-cell table:style-name="ce18" office:value-type="string" calcext:value-type="string">
            <text:p>uns[e]r-em</text:p>
          </table:table-cell>
          <table:table-cell table:style-name="ce23" office:value-type="string" calcext:value-type="string">
            <text:p>uns[e]r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<text:span text:style-name="T1">(</text:span><text:span text:style-name="T2">誰</text:span><text:span text:style-name="T3">)</text:span><text:span text:style-name="T8">wem</text:span></text:p>
          </table:table-cell>
          <table:table-cell table:style-name="ce20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m / all-em</text:p>
          </table:table-cell>
          <table:table-cell table:style-name="ce20" office:value-type="string" calcext:value-type="string">
            <text:p>ein-er / all-er</text:p>
          </table:table-cell>
          <table:table-cell table:style-name="ce20" office:value-type="string" calcext:value-type="string">
            <text:p>ein-em / all-em</text:p>
          </table:table-cell>
          <table:table-cell table:style-name="ce24" office:value-type="string" calcext:value-type="string">
            <text:p>welch-en / all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<text:span text:style-name="T8">[was]</text:span></text:p>
          </table:table-cell>
          <table:table-cell table:style-name="ce20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m-jenig-en</text:p>
          </table:table-cell>
          <table:table-cell table:style-name="ce31" office:value-type="string" calcext:value-type="string">
            <text:p>der-jenig-en</text:p>
          </table:table-cell>
          <table:table-cell table:style-name="ce31" office:value-type="string" calcext:value-type="string">
            <text:p>dem-jenig-en</text:p>
          </table:table-cell>
          <table:table-cell table:style-name="ce33" office:value-type="string" calcext:value-type="string">
            <text:p>den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4"/>dem klein-en <text:s text:c="3"/>Stein-[e]</text:p>
          </table:table-cell>
          <table:table-cell table:style-name="ce32" office:value-type="string" calcext:value-type="string">
            <text:p><text:s text:c="4"/>der <text:s text:c="2"/>rein-en <text:s/>Vernunft</text:p>
          </table:table-cell>
          <table:table-cell table:style-name="ce32" office:value-type="string" calcext:value-type="string">
            <text:p><text:s text:c="4"/>dem deutsch-en <text:s/>Volk-[e]</text:p>
          </table:table-cell>
          <table:table-cell table:style-name="ce34" office:value-type="string" calcext:value-type="string">
            <text:p><text:s text:c="5"/>den gemein-en <text:s/>Ärzte-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ein-em</text:p>
          </table:table-cell>
          <table:table-cell table:style-name="ce20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/>ein-em <text:s/>heiß-en Dienstag-[e]</text:p>
          </table:table-cell>
          <table:table-cell table:style-name="ce32" office:value-type="string" calcext:value-type="string">
            <text:p><text:s/>ein-er defekt-en Glühbirne</text:p>
          </table:table-cell>
          <table:table-cell table:style-name="ce32" office:value-type="string" calcext:value-type="string">
            <text:p><text:s/>ein-em <text:s text:c="3"/>grün-en Blatt-[e]</text:p>
          </table:table-cell>
          <table:table-cell table:style-name="ce34" office:value-type="string" calcext:value-type="string">
            <text:p><text:s/>mein-en <text:s text:c="2"/>viel-en Bücher-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-[em]</text:p>
          </table:table-cell>
          <table:table-cell table:style-name="ce20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9"/>weiß-em <text:s text:c="4"/>Wein-[e]</text:p>
          </table:table-cell>
          <table:table-cell table:style-name="ce32" office:value-type="string" calcext:value-type="string">
            <text:p><text:s text:c="8"/>frisch-er <text:s text:c="4"/>Milch</text:p>
          </table:table-cell>
          <table:table-cell table:style-name="ce32" office:value-type="string" calcext:value-type="string">
            <text:p><text:s text:c="11"/>saur-em <text:s/>Bier-[e]</text:p>
          </table:table-cell>
          <table:table-cell table:style-name="ce34" office:value-type="string" calcext:value-type="string">
            <text:p><text:s text:c="10"/>schön-en Häuser-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誰でも </text:p>
          </table:table-cell>
          <table:table-cell table:style-name="ce21" office:value-type="string" calcext:value-type="string">
            <text:p>jedermann</text:p>
          </table:table-cell>
          <table:table-cell table:style-name="ce21"/>
          <table:table-cell table:style-name="ce13" office:value-type="string" calcext:value-type="string">
            <text:p>男性弱変化 </text:p>
          </table:table-cell>
          <table:table-cell table:style-name="ce21" office:value-type="string" calcext:value-type="string">
            <text:p>dem Kunde-n</text:p>
          </table:table-cell>
          <table:table-cell table:style-name="ce21" table:number-columns-repeated="2"/>
          <table:table-cell table:style-name="ce25" office:value-type="string" calcext:value-type="string">
            <text:p>der Kunde-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4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<text:span text:style-name="T5">mich </text:span><text:span text:style-name="T7">(</text:span><text:span text:style-name="T2">再</text:span><text:span text:style-name="T3">)</text:span><text:span text:style-name="T8">mich</text:span></text:p>
          </table:table-cell>
          <table:table-cell table:style-name="ce22" office:value-type="string" calcext:value-type="string">
            <text:p><text:span text:style-name="T5">uns </text:span><text:span text:style-name="T7">(</text:span><text:span text:style-name="T2">再</text:span><text:span text:style-name="T3">)</text:span><text:span text:style-name="T8">uns</text:span>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<text:span text:style-name="T1">ihn (</text:span><text:span text:style-name="T2">再</text:span><text:span text:style-name="T3">)</text:span>sich</text:p>
          </table:table-cell>
          <table:table-cell table:style-name="ce16" office:value-type="string" calcext:value-type="string">
            <text:p><text:span text:style-name="T1">sie (</text:span><text:span text:style-name="T2">再</text:span><text:span text:style-name="T3">)</text:span>sich</text:p>
          </table:table-cell>
          <table:table-cell table:style-name="ce16" office:value-type="string" calcext:value-type="string">
            <text:p><text:span text:style-name="T1">es (</text:span><text:span text:style-name="T2">再</text:span><text:span text:style-name="T3">)</text:span>sich</text:p>
          </table:table-cell>
          <table:table-cell table:style-name="ce22" office:value-type="string" calcext:value-type="string">
            <text:p><text:span text:style-name="T1">sie (</text:span><text:span text:style-name="T2">再</text:span><text:span text:style-name="T3">)</text:span>sich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を)</text:p>
          </table:table-cell>
          <table:table-cell table:style-name="ce10"/>
          <table:table-cell table:style-name="ce17"/>
          <table:table-cell table:style-name="ce23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n</text:p>
          </table:table-cell>
          <table:table-cell table:style-name="ce20" office:value-type="string" calcext:value-type="string">
            <text:p>die</text:p>
          </table:table-cell>
          <table:table-cell table:style-name="ce20" office:value-type="string" calcext:value-type="string">
            <text:p>das</text:p>
          </table:table-cell>
          <table:table-cell table:style-name="ce24" office:value-type="string" calcext:value-type="string">
            <text:p>di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<text:span text:style-name="T5">dich </text:span><text:span text:style-name="T7">(</text:span><text:span text:style-name="T2">再</text:span><text:span text:style-name="T3">)</text:span><text:span text:style-name="T8">dich</text:span></text:p>
          </table:table-cell>
          <table:table-cell table:style-name="ce23" office:value-type="string" calcext:value-type="string">
            <text:p><text:span text:style-name="T5">euch </text:span><text:span text:style-name="T7">(</text:span><text:span text:style-name="T2">再</text:span><text:span text:style-name="T3">)</text:span><text:span text:style-name="T8">euch</text:span>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welch-en</text:p>
          </table:table-cell>
          <table:table-cell table:style-name="ce20" office:value-type="string" calcext:value-type="string">
            <text:p>welch-e</text:p>
          </table:table-cell>
          <table:table-cell table:style-name="ce20" office:value-type="string" calcext:value-type="string">
            <text:p>welch-es</text:p>
          </table:table-cell>
          <table:table-cell table:style-name="ce24" office:value-type="string" calcext:value-type="string">
            <text:p>welch-e</text:p>
          </table:table-cell>
          <table:table-cell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style-name="ce18" office:value-type="string" calcext:value-type="string">
            <text:p><text:span text:style-name="T5">Sie </text:span><text:span text:style-name="T7">(</text:span><text:span text:style-name="T2">再</text:span><text:span text:style-name="T3">)</text:span><text:span text:style-name="T8">sich</text:span></text:p>
          </table:table-cell>
          <table:table-cell table:style-name="ce23" office:value-type="string" calcext:value-type="string">
            <text:p><text:span text:style-name="T1">Sie (</text:span><text:span text:style-name="T2">再</text:span><text:span text:style-name="T3">)</text:span>sich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n</text:p>
          </table:table-cell>
          <table:table-cell table:style-name="ce18" office:value-type="string" calcext:value-type="string">
            <text:p>solch-e</text:p>
          </table:table-cell>
          <table:table-cell table:style-name="ce18" office:value-type="string" calcext:value-type="string">
            <text:p>solch-es</text:p>
          </table:table-cell>
          <table:table-cell table:style-name="ce23" office:value-type="string" calcext:value-type="string">
            <text:p>solch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4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[e]r-en</text:p>
          </table:table-cell>
          <table:table-cell table:style-name="ce18" office:value-type="string" calcext:value-type="string">
            <text:p>uns[e]r-e</text:p>
          </table:table-cell>
          <table:table-cell table:style-name="ce18" office:value-type="string" calcext:value-type="string">
            <text:p>unser-∅</text:p>
          </table:table-cell>
          <table:table-cell table:style-name="ce23" office:value-type="string" calcext:value-type="string">
            <text:p>uns[e]r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(<text:span text:style-name="T4">誰</text:span>)wen</text:p>
          </table:table-cell>
          <table:table-cell table:style-name="ce24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n / all-en</text:p>
          </table:table-cell>
          <table:table-cell table:style-name="ce20" office:value-type="string" calcext:value-type="string">
            <text:p>ein-e / all-e</text:p>
          </table:table-cell>
          <table:table-cell table:style-name="ce20" office:value-type="string" calcext:value-type="string">
            <text:p>ein-[e]s / all-es</text:p>
          </table:table-cell>
          <table:table-cell table:style-name="ce24" office:value-type="string" calcext:value-type="string">
            <text:p>welch-e / all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<text:span text:style-name="T8">was</text:span></text:p>
          </table:table-cell>
          <table:table-cell table:style-name="ce24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n-jenig-en</text:p>
          </table:table-cell>
          <table:table-cell table:style-name="ce31" office:value-type="string" calcext:value-type="string">
            <text:p>die-jenig-e</text:p>
          </table:table-cell>
          <table:table-cell table:style-name="ce31" office:value-type="string" calcext:value-type="string">
            <text:p>das-jenig-e</text:p>
          </table:table-cell>
          <table:table-cell table:style-name="ce33" office:value-type="string" calcext:value-type="string">
            <text:p>die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4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4"/>den klein-en <text:s text:c="3"/>Stein</text:p>
          </table:table-cell>
          <table:table-cell table:style-name="ce32" office:value-type="string" calcext:value-type="string">
            <text:p><text:s text:c="3"/>die <text:s text:c="2"/>rein-e <text:s/>Vernunft</text:p>
          </table:table-cell>
          <table:table-cell table:style-name="ce32" office:value-type="string" calcext:value-type="string">
            <text:p><text:s text:c="3"/>das deutsch-e <text:s/>Volk</text:p>
          </table:table-cell>
          <table:table-cell table:style-name="ce34" office:value-type="string" calcext:value-type="string">
            <text:p><text:s text:c="4"/>die gemein-en <text:s/>Ärz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ein-en</text:p>
          </table:table-cell>
          <table:table-cell table:style-name="ce24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/>ein-en <text:s/>heiß-en Dienstag</text:p>
          </table:table-cell>
          <table:table-cell table:style-name="ce32" office:value-type="string" calcext:value-type="string">
            <text:p><text:s/>ein-e defekt-e Glühbirne</text:p>
          </table:table-cell>
          <table:table-cell table:style-name="ce32" office:value-type="string" calcext:value-type="string">
            <text:p><text:span text:style-name="T11"> ein-</text:span><text:span text:style-name="T12">Ø</text:span><text:span text:style-name="T13">   </text:span>grün-es Blatt</text:p>
          </table:table-cell>
          <table:table-cell table:style-name="ce34" office:value-type="string" calcext:value-type="string">
            <text:p><text:s/>mein-e <text:s text:c="2"/>viel-en Büch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-[en]</text:p>
          </table:table-cell>
          <table:table-cell table:style-name="ce24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9"/>weiß-en <text:s text:c="4"/>Wein</text:p>
          </table:table-cell>
          <table:table-cell table:style-name="ce32" office:value-type="string" calcext:value-type="string">
            <text:p><text:s text:c="7"/>frisch-e <text:s text:c="4"/>Milch</text:p>
          </table:table-cell>
          <table:table-cell table:style-name="ce32" office:value-type="string" calcext:value-type="string">
            <text:p><text:s text:c="9"/>saur-es <text:s/>Bier</text:p>
          </table:table-cell>
          <table:table-cell table:style-name="ce34" office:value-type="string" calcext:value-type="string">
            <text:p><text:s text:c="10"/>schön-e Häus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4" office:value-type="string" calcext:value-type="string">
            <text:p>誰でも </text:p>
          </table:table-cell>
          <table:table-cell table:style-name="ce21" office:value-type="string" calcext:value-type="string">
            <text:p>jedermann</text:p>
          </table:table-cell>
          <table:table-cell table:style-name="ce25"/>
          <table:table-cell table:style-name="ce14" office:value-type="string" calcext:value-type="string">
            <text:p>男性弱変化 </text:p>
          </table:table-cell>
          <table:table-cell table:style-name="ce21" office:value-type="string" calcext:value-type="string">
            <text:p>den Kunde-n</text:p>
          </table:table-cell>
          <table:table-cell table:style-name="ce21" table:number-columns-repeated="2"/>
          <table:table-cell table:style-name="ce25" office:value-type="string" calcext:value-type="string">
            <text:p>die Kunde-n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29"/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ゴシック Medium" svg:font-family="'游ゴシック Medium'" style:font-adornments="Regular" style:font-family-generic="modern" style:font-pitch="variable"/>
    <style:font-face style:name="游ゴシック Medium1" svg:font-family="'游ゴシック Medium'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7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00/00/00</text:date>, <text:time style:data-style-name="N2" text:time-value="05:16:31.90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04:50:24.425000000</meta:creation-date>
    <dc:date>2022-05-13T05:18:51.203000000</dc:date>
    <meta:editing-duration>PT44M41S</meta:editing-duration>
    <meta:editing-cycles>9</meta:editing-cycles>
    <meta:generator>LibreOffice/7.3.2.2$Windows_X86_64 LibreOffice_project/49f2b1bff42cfccbd8f788c8dc32c1c309559be0</meta:generator>
    <meta:document-statistic meta:table-count="1" meta:cell-count="298" meta:object-count="0"/>
  </office:meta>
</office:document-meta>
</file>